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auto" style:column-width="84.2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4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0000" fo:font-weight="bold" style:font-weight-asian="bold" style:font-weight-complex="bold"/>
    </style:style>
    <style:style style:name="ce3" style:family="table-cell" style:parent-style-name="Default">
      <style:text-properties fo:color="#007826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e-ad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A1</text:p>
          </table:table-cell>
          <table:table-cell office:value-type="string" calcext:value-type="string">
            <text:p>Conn_Poncho_SinB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Poncho2P_2x_20x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_Pon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,C4,C5,C6,C7,C8,C9,C11,C12,C13,C15,C16,C17,C18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1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AdmisiÃ³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scap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Acei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da Lambd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rminalBlock_bornier-3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. Inductiv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PresiÃ³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oh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3,R6,R7,R8,R1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9,R10,R1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U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SOIC-8_3.9x4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318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5,U7,U10</text:p>
          </table:table-cell>
          <table:table-cell office:value-type="string" calcext:value-type="string">
            <text:p>SOIC-8_3.9x4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3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MA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9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LCC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90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-10-module</text:p>
          </table:table-cell>
          <table:table-cell/>
        </table:table-row>
      </table:table>
      <table:table table:name="BOM" table:style-name="ta1">
        <table:table-column table:style-name="co8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1020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_0805_2012Metric_Pad1.15x1.40mm_HandSolder</text:p>
          </table:table-cell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0.01uF</text:p>
          </table:table-cell>
          <table:table-cell table:style-name="ce1" office:value-type="string" calcext:value-type="string">
            <text:p>https://www.digikey.com/product-detail/en/C0805C153K5RAC7800/399-C0805C153K5RAC7800CT-ND/411436?itemSeq=3869703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nF</text:p>
          </table:table-cell>
          <table:table-cell table:style-name="ce2" office:value-type="string" calcext:value-type="string">
            <text:p>No se consigue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C_0805_2012Metric_Pad1.15x1.40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0.22uF</text:p>
          </table:table-cell>
          <table:table-cell table:style-name="ce1" office:value-type="string" calcext:value-type="string">
            <text:p>https://www.digikey.com/product-detail/en/C0805C223K5RAC7210/399-C0805C223K5RAC7210CT-ND/12701470?itemSeq=386970642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_0805_2012Metric_Pad1.15x1.40mm_HandSolder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100ohm</text:p>
          </table:table-cell>
          <table:table-cell table:style-name="ce1" office:value-type="string" calcext:value-type="string">
            <text:p>https://www.digikey.com/en/products/detail/yageo/AC0805FR-10100RL/14286774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_0805_2012Metric_Pad1.15x1.40mm_HandSolder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10k</text:p>
          </table:table-cell>
          <table:table-cell table:style-name="ce1" office:value-type="string" calcext:value-type="string">
            <text:p>https://www.digikey.com/en/products/detail/yageo/AC0805FR-0710KL/2827834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_0805_2012Metric_Pad1.15x1.40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1.1k</text:p>
          </table:table-cell>
          <table:table-cell table:style-name="ce1" office:value-type="string" calcext:value-type="string">
            <text:p>https://www.digikey.com/en/products/detail/yageo/AC0805FR-071K1L/589661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_0805_2012Metric_Pad1.15x1.40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680" calcext:value-type="float">
            <text:p>680</text:p>
          </table:table-cell>
          <table:table-cell table:style-name="ce1" office:value-type="string" calcext:value-type="string">
            <text:p>https://www.digikey.com/en/products/detail/yageo/AC0805FR-07680RL/5896948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_0805_2012Metric_Pad1.15x1.40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39k</text:p>
          </table:table-cell>
          <table:table-cell table:style-name="ce1" office:value-type="string" calcext:value-type="string">
            <text:p>https://www.digikey.com/en/products/detail/yageo/AC0805FR-0739KL/5896800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OIC-8_3.9x4.9mm_P1.27m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MAX31855</text:p>
          </table:table-cell>
          <table:table-cell table:style-name="ce1" office:value-type="string" calcext:value-type="string">
            <text:p>https://www.digikey.com/product-detail/en/MAX31855JASA%2bT/MAX31855JASA%2bTCT-ND/9759999?itemSeq=386971576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OIC-8_3.9x4.9mm_P1.27m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M358</text:p>
          </table:table-cell>
          <table:table-cell table:style-name="ce1" office:value-type="string" calcext:value-type="string">
            <text:p>https://www.digikey.com/product-detail/en/LM358DR/296-1014-1-ND/404838?itemSeq=386971777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UMAX1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MAX9924</text:p>
          </table:table-cell>
          <table:table-cell table:style-name="ce1" office:value-type="string" calcext:value-type="string">
            <text:p>https://www.digikey.com/product-detail/en/MAX9924UAUB%2fV%2b/MAX9924UAUB%2fV%2b-ND/3517308?itemSeq=386971823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PLCC-2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M9044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SOT-223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L7805</text:p>
          </table:table-cell>
          <table:table-cell table:style-name="ce1" office:value-type="string" calcext:value-type="string">
            <text:p>https://www.digikey.com/en/products/detail/texas-instruments/LM340T-5-0-LF01/3640765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AdmisiÃ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Ace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da Lamb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Block_bornier-3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. Inducti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 PresiÃ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-10-module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1T20:34:25.010000000</dc:date>
    <meta:editing-duration>PT38S</meta:editing-duration>
    <meta:editing-cycles>1</meta:editing-cycles>
    <meta:document-statistic meta:table-count="2" meta:cell-count="208" meta:object-count="0"/>
    <meta:generator>LibreOffice/6.2.3.2$Windows_X86_64 LibreOffice_project/aecc05fe267cc68dde00352a451aa867b3b546ac</meta:generator>
  </office:meta>
</office:document-meta>
</file>